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49b3e" officeooo:paragraph-rsid="00049b3e"/>
    </style:style>
    <style:style style:name="P2" style:family="paragraph" style:parent-style-name="Standard">
      <style:text-properties officeooo:rsid="00059c32" officeooo:paragraph-rsid="00059c32"/>
    </style:style>
    <style:style style:name="P3" style:family="paragraph" style:parent-style-name="Standard">
      <style:text-properties officeooo:rsid="00064ed9" officeooo:paragraph-rsid="00064ed9"/>
    </style:style>
    <style:style style:name="P4" style:family="paragraph" style:parent-style-name="Standard">
      <style:text-properties fo:font-size="14pt" style:text-underline-style="solid" style:text-underline-width="auto" style:text-underline-color="font-color" officeooo:rsid="00049b3e" officeooo:paragraph-rsid="00049b3e" style:font-size-asian="14pt" style:font-size-complex="14pt"/>
    </style:style>
    <style:style style:name="P5" style:family="paragraph" style:parent-style-name="Standard">
      <style:text-properties fo:font-size="14pt" style:text-underline-style="solid" style:text-underline-width="auto" style:text-underline-color="font-color" officeooo:rsid="00059c32" officeooo:paragraph-rsid="00059c32" style:font-size-asian="14pt" style:font-size-complex="14pt"/>
    </style:style>
    <style:style style:name="P6" style:family="paragraph" style:parent-style-name="Standard">
      <style:text-properties fo:font-size="14pt" style:text-underline-style="solid" style:text-underline-width="auto" style:text-underline-color="font-color" officeooo:rsid="00064ed9" officeooo:paragraph-rsid="00064ed9" style:font-size-asian="14pt" style:font-size-complex="14pt"/>
    </style:style>
    <style:style style:name="P7" style:family="paragraph" style:parent-style-name="Standard">
      <style:text-properties fo:font-size="14pt" style:text-underline-style="solid" style:text-underline-width="auto" style:text-underline-color="font-color" officeooo:rsid="00083aa3" officeooo:paragraph-rsid="00083aa3" style:font-size-asian="14pt" style:font-size-complex="14pt"/>
    </style:style>
    <style:style style:name="P8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officeooo:rsid="00083aa3" officeooo:paragraph-rsid="00083aa3" style:font-size-asian="14pt" style:font-size-complex="14pt"/>
    </style:style>
    <style:style style:name="P9" style:family="paragraph" style:parent-style-name="Standard">
      <style:text-properties fo:font-size="14pt" style:text-underline-style="solid" style:text-underline-width="auto" style:text-underline-color="font-color" officeooo:rsid="000d6764" officeooo:paragraph-rsid="000d6764" style:font-size-asian="14pt" style:font-size-complex="14pt"/>
    </style:style>
    <style:style style:name="P10" style:family="paragraph" style:parent-style-name="Standard">
      <style:text-properties style:text-underline-style="solid" style:text-underline-width="auto" style:text-underline-color="font-color" officeooo:rsid="00049b3e" officeooo:paragraph-rsid="00049b3e"/>
    </style:style>
    <style:style style:name="P11" style:family="paragraph" style:parent-style-name="Standard">
      <style:text-properties fo:font-size="18pt" style:text-underline-style="solid" style:text-underline-width="auto" style:text-underline-color="font-color" officeooo:rsid="00049b3e" officeooo:paragraph-rsid="00049b3e" style:font-size-asian="18pt" style:font-size-complex="18pt"/>
    </style:style>
    <style:style style:name="P12" style:family="paragraph" style:parent-style-name="Standard">
      <style:text-properties officeooo:rsid="00083aa3" officeooo:paragraph-rsid="00083aa3"/>
    </style:style>
    <style:style style:name="P13" style:family="paragraph" style:parent-style-name="Standard">
      <style:text-properties officeooo:rsid="000d6764" officeooo:paragraph-rsid="000d6764"/>
    </style:style>
    <style:style style:name="P14" style:family="paragraph" style:parent-style-name="Standard">
      <style:text-properties officeooo:rsid="000fa213" officeooo:paragraph-rsid="000fa213"/>
    </style:style>
    <style:style style:name="T1" style:family="text">
      <style:text-properties officeooo:rsid="00059c32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officeooo:rsid="000a1a56"/>
    </style:style>
    <style:style style:name="T5" style:family="text">
      <style:text-properties officeooo:rsid="000be086"/>
    </style:style>
    <style:style style:name="T6" style:family="text">
      <style:text-properties officeooo:rsid="000e048e"/>
    </style:style>
    <style:style style:name="T7" style:family="text">
      <style:text-properties officeooo:rsid="001038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Webseite SV Degerschlacht</text:p>
      <text:p text:style-name="P1"/>
      <text:p text:style-name="P9">Generelle Informationen:</text:p>
      <text:p text:style-name="P13">Verwendeter Browser ist Firefox. <text:span text:style-name="T6">Chrome und Edge funktionieren auch problemlos. Internet Explorer hat bei mir nicht funktioniert. Außerdem muss für korrekte Verwendung JavaScript aktiviert sein. Ich hab</text:span><text:span text:style-name="T7">e</text:span><text:span text:style-name="T6"> noch Probleme CSS Grid ideal anzuwenden. Bei kleiner Fenstergröße verschwinden Teile des Headers </text:span><text:span text:style-name="T7">bzw. verschieben sich.</text:span></text:p>
      <text:p text:style-name="P14">Ich weiß nicht ob das normal ist aber Datein müssen aus zip Datei kopiert werden. Sonst funktionieren Einbindungen von Dokumenten nicht.</text:p>
      <text:p text:style-name="P1"/>
      <text:p text:style-name="P1"><text:span text:style-name="T3">Startseite/Index:</text:span> </text:p>
      <text:p text:style-name="P1">Typische Startseite, beinhaltet kurze Selbstbeschreibung des Vereins, Google Maps Element zum Anfahrtsweg und die Sponsoren des Vereins.</text:p>
      <text:p text:style-name="P1">Verwendete Elemente: Liste, Bilder, Verzweigungen auf andere Seiten</text:p>
      <text:p text:style-name="P1"/>
      <text:p text:style-name="P10"><text:span text:style-name="T2">Fußballabteilung</text:span>:</text:p>
      <text:p text:style-name="P1">Mannschaftsfoto mit Namen. Auflistung der Verantwortlichen der Fußballabteilung.</text:p>
      <text:p text:style-name="P1">Verwendete Elemente: Liste, Bilder, Verzweigungen auf andere Seiten</text:p>
      <text:p text:style-name="P1"/>
      <text:p text:style-name="P4">Tabellen:</text:p>
      <text:p text:style-name="P1">Aktuelle Tabelle der ersten und zweiten Mannschaft.</text:p>
      <text:p text:style-name="P1">Verwendete Elemente: Liste, Verzweigungen auf andere Seiten, Buttons, Tabellen</text:p>
      <text:p text:style-name="P1"/>
      <text:p text:style-name="P4">Herren 1:</text:p>
      <text:p text:style-name="P1">Aktuelles zur ersten Mannschaft. Die letzten und nächsten drei Spiele der Mannschaft.</text:p>
      <text:p text:style-name="P1">Verwendete Elemente: Liste, Verzweigungen auf andere Seiten, Tabellen</text:p>
      <text:p text:style-name="P1"/>
      <text:p text:style-name="P4">Herren 2:</text:p>
      <text:p text:style-name="P1">Analog zu Herren 1.</text:p>
      <text:p text:style-name="P1"/>
      <text:p text:style-name="P4">Tennisabteilung:</text:p>
      <text:p text:style-name="P1">Die Verantwortlichen der Tennisabteilung. Auflistung aller Mannschaften samt Spielklasse.</text:p>
      <text:p text:style-name="P1">Verwendete Elemente: Liste, Verzweigungen auf andere Seiten, Buttons, Checkboxen</text:p>
      <text:p text:style-name="P1"/>
      <text:p text:style-name="P5">Fitnessabteilung:</text:p>
      <text:p text:style-name="P2">Eine Übersicht aller Angebote.</text:p>
      <text:p text:style-name="P2">Verwendete Elemente: Liste, Verzweigungen auf andere Seiten, Buttons, Auswahllisten</text:p>
      <text:p text:style-name="P2"/>
      <text:p text:style-name="P5">Formulare:</text:p>
      <text:p text:style-name="P2">Download von PDF-Dokkumenten.</text:p>
      <text:p text:style-name="P2">Verwendete Elemente: Liste, Verzweigungen auf andere Seiten</text:p>
      <text:p text:style-name="P2"/>
      <text:p text:style-name="P5">Kontakt:</text:p>
      <text:p text:style-name="P3">Kontaktformular und E-Mail-Link</text:p>
      <text:p text:style-name="P3">Verwendete Elemente: Liste, <text:span text:style-name="T1">Verzweigungen auf andere Seiten, </text:span>einzeilige und mehrzeilige Eingabefelder, <text:span text:style-name="T4">Auswahllisten, Radio-Buttons</text:span></text:p>
      <text:p text:style-name="P3"/>
      <text:p text:style-name="P6">Impressum:</text:p>
      <text:p text:style-name="P3">Die Adresse, die Vertretungen, Telefon, E-Mail und der Registereintrag</text:p>
      <text:p text:style-name="P3">Verwendete Elemente: Liste, <text:span text:style-name="T1">Verzweigungen auf andere Seiten</text:span></text:p>
      <text:p text:style-name="P8">Listen:</text:p>
      <text:p text:style-name="P12">Auf allen Seiten verwendet</text:p>
      <text:p text:style-name="P12"/>
      <text:p text:style-name="P7">Tabellen:</text:p>
      <text:p text:style-name="P12">Tabellen, Herren 1, Herren 2</text:p>
      <text:p text:style-name="P12"/>
      <text:p text:style-name="P7">Bilder:</text:p>
      <text:p text:style-name="P12">Startseite/Index, Fußballabteilung</text:p>
      <text:p text:style-name="P12"/>
      <text:p text:style-name="P7">Verzweigungen auf andere Seiten:</text:p>
      <text:p text:style-name="P12">Auf allen Seiten verwendet</text:p>
      <text:p text:style-name="P12"/>
      <text:p text:style-name="P7">Einzeilige und mehrzeilige Eingabefelder:</text:p>
      <text:p text:style-name="P12">Kontakt</text:p>
      <text:p text:style-name="P12"/>
      <text:p text:style-name="P7">Radio-Buttons, Checkboxen:</text:p>
      <text:p text:style-name="P12"><text:span text:style-name="T5">Radio-Buttons <text:s/>auf der Kontaktseite, </text:span>Checkboxen auf der Tennisabteilung</text:p>
      <text:p text:style-name="P12"/>
      <text:p text:style-name="P7">Auswahllisten mit einer und mit mehreren Auswahlmöglichkeiten:</text:p>
      <text:p text:style-name="P12">Fitnessabteilung, <text:span text:style-name="T4">Kontak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29M21S</meta:editing-duration>
    <meta:editing-cycles>9</meta:editing-cycles>
    <meta:generator>LibreOffice/7.2.5.2$Windows_X86_64 LibreOffice_project/499f9727c189e6ef3471021d6132d4c694f357e5</meta:generator>
    <dc:date>2022-01-26T17:26:26.996000000</dc:date>
    <meta:document-statistic meta:table-count="0" meta:image-count="0" meta:object-count="0" meta:page-count="2" meta:paragraph-count="47" meta:word-count="281" meta:character-count="2345" meta:non-whitespace-character-count="2109"/>
    <meta:user-defined meta:name="Info 1"/>
    <meta:user-defined meta:name="Info 2"/>
    <meta:user-defined meta:name="Info 3"/>
    <meta:user-defined meta:name="Info 4"/>
  </office:meta>
</office:document-meta>
</file>